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0000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6ff00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23ff23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3deb3d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00" draw:textarea-horizontal-align="center" draw:textarea-vertical-align="middle"/>
    </style:style>
    <style:style style:name="gr11" style:family="graphic" style:parent-style-name="standard">
      <style:graphic-properties draw:fill="solid" draw:fill-color="#ffff99"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cccc00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280099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0084d1" draw:textarea-horizontal-align="center" draw:textarea-vertical-align="middle"/>
    </style:style>
    <style:style style:name="gr16" style:family="graphic" style:parent-style-name="standard">
      <style:graphic-properties draw:fill="solid" draw:fill-color="#666666" draw:textarea-horizontal-align="center" draw:textarea-vertical-align="middle"/>
    </style:style>
    <style:style style:name="gr1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9999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ff8080" draw:textarea-horizontal-align="center" draw:textarea-vertical-align="middle"/>
    </style:style>
    <style:style style:name="gr20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1" style:family="graphic" style:parent-style-name="standard">
      <style:graphic-properties draw:fill="solid" draw:fill-color="#7da647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olygon draw:style-name="gr1" draw:text-style-name="P1" draw:layer="layout" svg:width="1.239cm" svg:height="5.039cm" svg:x="9.87cm" svg:y="19.21cm" svg:viewBox="0 0 1240 5040" draw:points="230,5040 1220,2910 1240,1480 1020,0 980,250 1060,1610 1010,2930 10,5040 0,5040">
          <text:p/>
        </draw:polygon>
        <draw:ellipse draw:style-name="gr2" draw:text-style-name="P1" draw:layer="layout" svg:width="6.473cm" svg:height="6.4cm" svg:x="4.207cm" svg:y="11.61cm">
          <text:p/>
        </draw:ellipse>
        <draw:circle draw:style-name="gr3" draw:text-style-name="P1" draw:layer="layout" svg:width="4.06cm" svg:height="4.06cm" svg:x="5.45cm" svg:y="12.78cm">
          <text:p/>
        </draw:circle>
        <draw:circle draw:style-name="gr4" draw:text-style-name="P1" draw:layer="layout" svg:width="3.355cm" svg:height="3.355cm" svg:x="5.762cm" svg:y="13.165cm">
          <text:p/>
        </draw:circle>
        <draw:ellipse draw:style-name="gr5" draw:text-style-name="P1" draw:layer="layout" svg:width="2.842cm" svg:height="2.729cm" svg:x="6.003cm" svg:y="13.458cm">
          <text:p/>
        </draw:ellipse>
        <draw:rect draw:style-name="gr3" draw:text-style-name="P1" draw:layer="layout" svg:width="2.871cm" svg:height="0.4cm" svg:x="7.369cm" svg:y="12.8cm">
          <text:p/>
        </draw:rect>
        <draw:rect draw:style-name="gr6" draw:text-style-name="P1" draw:layer="layout" svg:width="3.061cm" svg:height="0.28cm" svg:x="7.339cm" svg:y="13.18cm">
          <text:p/>
        </draw:rect>
        <draw:rect draw:style-name="gr3" draw:text-style-name="P1" draw:layer="layout" svg:width="0.323cm" svg:height="1.503cm" svg:x="9.177cm" svg:y="13.547cm">
          <text:p/>
        </draw:rect>
        <draw:rect draw:style-name="gr6" draw:text-style-name="P1" draw:layer="layout" svg:width="0.342cm" svg:height="1.599cm" svg:x="8.768cm" svg:y="13.496cm">
          <text:p/>
        </draw:rect>
        <draw:rect draw:style-name="gr5" draw:text-style-name="P1" draw:layer="layout" svg:width="2.97cm" svg:height="0.263cm" svg:x="7.56cm" svg:y="13.467cm">
          <text:p/>
        </draw:rect>
        <draw:rect draw:style-name="gr5" draw:text-style-name="P1" draw:layer="layout" svg:width="0.589cm" svg:height="1.62cm" svg:x="8.23cm" svg:y="13.52cm">
          <text:p/>
        </draw:rect>
        <draw:ellipse draw:style-name="gr7" draw:text-style-name="P1" draw:layer="layout" svg:width="1.84cm" svg:height="1.88cm" svg:x="6.18cm" svg:y="14.23cm">
          <text:p text:style-name="P1">2s<text:tab/><text:tab/><text:tab/><text:tab/><text:tab/><text:tab/><text:tab/><text:tab/></text:p>
        </draw:ellipse>
        <draw:circle draw:style-name="gr8" draw:text-style-name="P1" draw:layer="layout" svg:width="0.2cm" svg:height="0.2cm" svg:x="7.57cm" svg:y="13.84cm">
          <text:p/>
        </draw:circle>
        <draw:circle draw:style-name="gr8" draw:text-style-name="P1" draw:layer="layout" svg:width="0.2cm" svg:height="0.2cm" svg:x="8.12cm" svg:y="14.3cm">
          <text:p/>
        </draw:circle>
        <draw:circle draw:style-name="gr2" draw:text-style-name="P1" draw:layer="layout" svg:width="0.58cm" svg:height="0.58cm" svg:x="7.41cm" svg:y="14.16cm">
          <text:p/>
        </draw:circle>
        <draw:custom-shape draw:style-name="gr9" draw:text-style-name="P1" draw:layer="layout" svg:width="0.3cm" svg:height="0.3cm" svg:x="8.11cm" svg:y="13.78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10" draw:text-style-name="P1" draw:layer="layout" svg:width="0.829cm" svg:height="0.749cm" svg:x="6.91cm" svg:y="14.43cm" svg:viewBox="0 0 830 750" draw:points="660,0 0,130 560,150 270,500 680,250 590,750 830,160">
          <text:p/>
        </draw:polygon>
        <draw:custom-shape draw:style-name="gr11" draw:text-style-name="P1" draw:layer="layout" svg:width="1.626cm" svg:height="1.626cm" svg:x="8.63cm" svg:y="12.68cm">
          <text:p/>
          <draw:enhanced-geometry draw:glue-point-type="segments" draw:type="mso-spt100" draw:modifiers="-142.142689321691 95.3510202041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1" draw:layer="layout" svg:width="0.76cm" svg:height="0.76cm" svg:x="9.06cm" svg:y="13.07cm">
          <text:p/>
          <draw:enhanced-geometry draw:glue-point-type="segments" draw:type="mso-spt100" draw:modifiers="-142.142689321691 95.3510202041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" draw:layer="layout" svg:width="0.34cm" svg:height="0.34cm" svg:x="8.78cm" svg:y="13.65cm">
          <text:p/>
          <draw:enhanced-geometry svg:viewBox="0 0 21600 21600" draw:glue-points="10800 0 0 10800 10800 21600 21600 10800" draw:text-areas="?f52 ?f52 ?f53 ?f53" draw:type="sun" draw:modifiers="5954.25219941349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ellipse draw:style-name="gr14" draw:text-style-name="P1" draw:layer="layout" svg:width="6.473cm" svg:height="6.4cm" svg:x="11.88cm" svg:y="11.38cm">
          <text:p/>
        </draw:ellipse>
        <draw:circle draw:style-name="gr3" draw:text-style-name="P1" draw:layer="layout" svg:width="4.06cm" svg:height="4.06cm" svg:x="13.123cm" svg:y="12.55cm">
          <text:p/>
        </draw:circle>
        <draw:circle draw:style-name="gr15" draw:text-style-name="P1" draw:layer="layout" svg:width="3.355cm" svg:height="3.355cm" svg:x="13.435cm" svg:y="12.935cm">
          <text:p/>
        </draw:circle>
        <draw:ellipse draw:style-name="gr5" draw:text-style-name="P1" draw:layer="layout" svg:width="2.842cm" svg:height="2.729cm" svg:x="13.676cm" svg:y="13.228cm">
          <text:p/>
        </draw:ellipse>
        <draw:rect draw:style-name="gr3" draw:text-style-name="P1" draw:layer="layout" svg:width="2.858cm" svg:height="0.373cm" svg:x="15.042cm" svg:y="12.56cm">
          <text:p/>
        </draw:rect>
        <draw:rect draw:style-name="gr15" draw:text-style-name="P1" draw:layer="layout" svg:width="3.038cm" svg:height="0.27cm" svg:x="15.012cm" svg:y="12.94cm">
          <text:p/>
        </draw:rect>
        <draw:rect draw:style-name="gr3" draw:text-style-name="P1" draw:layer="layout" svg:width="0.37cm" svg:height="1.413cm" svg:x="16.79cm" svg:y="13.317cm">
          <text:p/>
        </draw:rect>
        <draw:rect draw:style-name="gr15" draw:text-style-name="P1" draw:layer="layout" svg:width="0.29cm" svg:height="1.484cm" svg:x="16.51cm" svg:y="13.266cm">
          <text:p/>
        </draw:rect>
        <draw:rect draw:style-name="gr5" draw:text-style-name="P1" draw:layer="layout" svg:width="3.007cm" svg:height="0.3cm" svg:x="15.243cm" svg:y="13.22cm">
          <text:p/>
        </draw:rect>
        <draw:rect draw:style-name="gr5" draw:text-style-name="P1" draw:layer="layout" svg:width="0.429cm" svg:height="1.501cm" svg:x="16.071cm" svg:y="13.3cm">
          <text:p/>
        </draw:rect>
        <draw:ellipse draw:style-name="gr8" draw:text-style-name="P1" draw:layer="layout" svg:width="1.84cm" svg:height="1.88cm" svg:x="13.853cm" svg:y="14cm">
          <text:p/>
        </draw:ellipse>
        <draw:circle draw:style-name="gr8" draw:text-style-name="P1" draw:layer="layout" svg:width="0.2cm" svg:height="0.2cm" svg:x="15.243cm" svg:y="13.61cm">
          <text:p/>
        </draw:circle>
        <draw:circle draw:style-name="gr8" draw:text-style-name="P1" draw:layer="layout" svg:width="0.2cm" svg:height="0.2cm" svg:x="15.793cm" svg:y="14.07cm">
          <text:p/>
        </draw:circle>
        <draw:circle draw:style-name="gr16" draw:text-style-name="P1" draw:layer="layout" svg:width="0.58cm" svg:height="0.58cm" svg:x="15.083cm" svg:y="13.93cm">
          <text:p/>
        </draw:circle>
        <draw:custom-shape draw:style-name="gr17" draw:text-style-name="P1" draw:layer="layout" svg:width="0.28cm" svg:height="0.28cm" svg:x="15.94cm" svg:y="13.38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16" draw:text-style-name="P1" draw:layer="layout" svg:width="0.682cm" svg:height="0.669cm" svg:x="14.73cm" svg:y="14.2cm" svg:viewBox="0 0 683 670" draw:points="513,0 0,370 140,570 290,670 683,160">
          <text:p/>
        </draw:polygon>
        <draw:rect draw:style-name="gr18" draw:text-style-name="P1" draw:layer="layout" svg:width="1.14cm" svg:height="0.165cm" draw:transform="rotate (-0.785572696323686) translate (14.974cm 13.8cm)">
          <text:p/>
        </draw:rect>
        <draw:polygon draw:style-name="gr16" draw:text-style-name="P1" draw:layer="layout" svg:width="1.112cm" svg:height="1.089cm" svg:x="16.037cm" svg:y="12.46cm" svg:viewBox="0 0 1113 1090" draw:points="1003,0 0,790 140,990 290,1090 1113,120">
          <text:p/>
        </draw:polygon>
        <draw:ellipse draw:style-name="gr19" draw:text-style-name="P1" draw:layer="layout" svg:width="0.671cm" svg:height="0.75cm" svg:x="9.88cm" svg:y="21.18cm">
          <text:p/>
        </draw:ellipse>
        <draw:ellipse draw:style-name="gr19" draw:text-style-name="P1" draw:layer="layout" svg:width="0.671cm" svg:height="0.75cm" svg:x="10.028cm" svg:y="21.6cm">
          <text:p/>
        </draw:ellipse>
        <draw:ellipse draw:style-name="gr19" draw:text-style-name="P1" draw:layer="layout" svg:width="0.671cm" svg:height="0.75cm" svg:x="10.629cm" svg:y="21.22cm">
          <text:p/>
        </draw:ellipse>
        <draw:ellipse draw:style-name="gr19" draw:text-style-name="P1" draw:layer="layout" svg:width="0.671cm" svg:height="0.75cm" svg:x="10.27cm" svg:y="20.92cm">
          <text:p/>
        </draw:ellipse>
        <draw:ellipse draw:style-name="gr19" draw:text-style-name="P1" draw:layer="layout" svg:width="0.671cm" svg:height="0.75cm" svg:x="10.543cm" svg:y="21.62cm">
          <text:p/>
        </draw:ellipse>
        <draw:polygon draw:style-name="gr5" draw:text-style-name="P1" draw:layer="layout" svg:width="0.592cm" svg:height="0.259cm" svg:x="10.286cm" svg:y="21.56cm" svg:viewBox="0 0 593 260" draw:points="242,220 0,13 265,174 211,20 320,160 382,0 390,160 593,47 440,232 492,230 335,260">
          <text:p/>
        </draw:polygon>
        <draw:ellipse draw:style-name="gr20" draw:text-style-name="P1" draw:layer="layout" svg:width="0.119cm" svg:height="0.129cm" svg:x="10.315cm" svg:y="21.571cm">
          <text:p/>
        </draw:ellipse>
        <draw:ellipse draw:style-name="gr20" draw:text-style-name="P1" draw:layer="layout" svg:width="0.119cm" svg:height="0.129cm" svg:x="10.518cm" svg:y="21.46cm">
          <text:p/>
        </draw:ellipse>
        <draw:ellipse draw:style-name="gr20" draw:text-style-name="P1" draw:layer="layout" svg:width="0.118cm" svg:height="0.129cm" svg:x="10.768cm" svg:y="21.471cm">
          <text:p/>
        </draw:ellipse>
        <draw:ellipse draw:style-name="gr20" draw:text-style-name="P1" draw:layer="layout" svg:width="0.118cm" svg:height="0.129cm" svg:x="10.801cm" svg:y="21.62cm">
          <text:p/>
        </draw:ellipse>
        <draw:ellipse draw:style-name="gr19" draw:text-style-name="P1" draw:layer="layout" svg:width="0.633cm" svg:height="0.553cm" svg:x="10.98cm" svg:y="20.44cm">
          <text:p/>
        </draw:ellipse>
        <draw:ellipse draw:style-name="gr19" draw:text-style-name="P1" draw:layer="layout" svg:width="0.633cm" svg:height="0.552cm" svg:x="11.03cm" svg:y="20.67cm">
          <text:p/>
        </draw:ellipse>
        <draw:ellipse draw:style-name="gr19" draw:text-style-name="P1" draw:layer="layout" svg:width="0.633cm" svg:height="0.552cm" svg:x="11.437cm" svg:y="20.46cm">
          <text:p/>
        </draw:ellipse>
        <draw:ellipse draw:style-name="gr19" draw:text-style-name="P1" draw:layer="layout" svg:width="0.633cm" svg:height="0.552cm" svg:x="11.147cm" svg:y="20.3cm">
          <text:p/>
        </draw:ellipse>
        <draw:ellipse draw:style-name="gr19" draw:text-style-name="P1" draw:layer="layout" svg:width="0.633cm" svg:height="0.553cm" svg:x="11.357cm" svg:y="20.667cm">
          <text:p/>
        </draw:ellipse>
        <draw:polygon draw:style-name="gr5" draw:text-style-name="P1" draw:layer="layout" svg:width="0.559cm" svg:height="0.19cm" svg:x="11.213cm" svg:y="20.681cm" svg:viewBox="0 0 560 191" draw:points="228,162 0,10 250,128 199,15 302,118 361,0 368,118 560,35 415,171 464,169 317,191">
          <text:p/>
        </draw:polygon>
        <draw:ellipse draw:style-name="gr20" draw:text-style-name="P1" draw:layer="layout" svg:width="0.112cm" svg:height="0.095cm" svg:x="11.432cm" svg:y="20.608cm">
          <text:p/>
        </draw:ellipse>
        <draw:ellipse draw:style-name="gr20" draw:text-style-name="P1" draw:layer="layout" svg:width="0.112cm" svg:height="0.095cm" svg:x="11.668cm" svg:y="20.616cm">
          <text:p/>
        </draw:ellipse>
        <draw:ellipse draw:style-name="gr19" draw:text-style-name="P1" draw:layer="layout" svg:width="0.86cm" svg:height="0.75cm" svg:x="9.91cm" svg:y="22.94cm">
          <text:p/>
        </draw:ellipse>
        <draw:ellipse draw:style-name="gr19" draw:text-style-name="P1" draw:layer="layout" svg:width="0.86cm" svg:height="0.75cm" svg:x="10.1cm" svg:y="23.36cm">
          <text:p/>
        </draw:ellipse>
        <draw:ellipse draw:style-name="gr19" draw:text-style-name="P1" draw:layer="layout" svg:width="0.86cm" svg:height="0.75cm" svg:x="10.87cm" svg:y="22.98cm">
          <text:p/>
        </draw:ellipse>
        <draw:ellipse draw:style-name="gr19" draw:text-style-name="P1" draw:layer="layout" svg:width="0.86cm" svg:height="0.75cm" svg:x="10.41cm" svg:y="22.68cm">
          <text:p/>
        </draw:ellipse>
        <draw:ellipse draw:style-name="gr19" draw:text-style-name="P1" draw:layer="layout" svg:width="0.86cm" svg:height="0.75cm" svg:x="10.76cm" svg:y="23.38cm">
          <text:p/>
        </draw:ellipse>
        <draw:polygon draw:style-name="gr5" draw:text-style-name="P1" draw:layer="layout" svg:width="0.759cm" svg:height="0.259cm" svg:x="10.43cm" svg:y="23.32cm" svg:viewBox="0 0 760 260" draw:points="310,220 0,13 340,174 270,20 410,160 490,0 500,160 760,47 564,232 630,230 430,260">
          <text:p/>
        </draw:polygon>
        <draw:ellipse draw:style-name="gr20" draw:text-style-name="P1" draw:layer="layout" svg:width="0.152cm" svg:height="0.129cm" svg:x="10.468cm" svg:y="23.331cm">
          <text:p/>
        </draw:ellipse>
        <draw:ellipse draw:style-name="gr20" draw:text-style-name="P1" draw:layer="layout" svg:width="0.152cm" svg:height="0.129cm" svg:x="10.728cm" svg:y="23.22cm">
          <text:p/>
        </draw:ellipse>
        <draw:ellipse draw:style-name="gr20" draw:text-style-name="P1" draw:layer="layout" svg:width="0.152cm" svg:height="0.129cm" svg:x="11.048cm" svg:y="23.231cm">
          <text:p/>
        </draw:ellipse>
        <draw:ellipse draw:style-name="gr20" draw:text-style-name="P1" draw:layer="layout" svg:width="0.152cm" svg:height="0.129cm" svg:x="11.09cm" svg:y="23.38cm">
          <text:p/>
        </draw:ellipse>
        <draw:ellipse draw:style-name="gr19" draw:text-style-name="P1" draw:layer="layout" svg:width="0.86cm" svg:height="0.75cm" svg:x="10.01cm" svg:y="19.89cm">
          <text:p/>
        </draw:ellipse>
        <draw:ellipse draw:style-name="gr19" draw:text-style-name="P1" draw:layer="layout" svg:width="0.86cm" svg:height="0.75cm" svg:x="10.96cm" svg:y="19.17cm">
          <text:p/>
        </draw:ellipse>
        <draw:polygon draw:style-name="gr21" draw:text-style-name="P1" draw:layer="layout" svg:width="0.469cm" svg:height="0.519cm" svg:x="10.43cm" svg:y="20.07cm" svg:viewBox="0 0 470 520" draw:points="370,220 320,0 470,240 430,420 310,500 0,520 180,460 70,340 300,330 210,190">
          <text:p/>
        </draw:polygon>
        <draw:polygon draw:style-name="gr21" draw:text-style-name="P1" draw:layer="layout" svg:width="0.389cm" svg:height="0.559cm" svg:x="10.93cm" svg:y="19.35cm" svg:viewBox="0 0 390 560" draw:points="83,237 124,0 0,258 33,452 133,538 390,560 241,495 332,366 141,355 216,205">
          <text:p/>
        </draw:polygon>
        <draw:polygon draw:style-name="gr5" draw:text-style-name="P1" draw:layer="layout" svg:width="5.339cm" svg:height="4.309cm" svg:x="11.73cm" svg:y="13.64cm" svg:viewBox="0 0 5340 4310" draw:points="0,0 120,4310 5340,4290 3110,1130">
          <text:p/>
        </draw:polygon>
        <draw:polygon draw:style-name="gr5" draw:text-style-name="P1" draw:layer="layout" svg:width="5.339cm" svg:height="4.309cm" svg:x="4.09cm" svg:y="13.81cm" svg:viewBox="0 0 5340 4310" draw:points="0,0 120,4310 5340,4290 3110,113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3T18:16:06.08</meta:creation-date>
    <meta:print-date>2010-03-03T18:41:30.83</meta:print-date>
    <dc:date>2010-03-05T15:36:30.27</dc:date>
    <meta:editing-duration>PT14H49M08S</meta:editing-duration>
    <meta:editing-cycles>2</meta:editing-cycles>
    <meta:generator>OpenOffice.org/3.1$Win32 OpenOffice.org_project/310m11$Build-9399</meta:generator>
    <meta:document-statistic meta:object-count="72"/>
  </office:meta>
</office:document-meta>
</file>